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High Temp</text:p>
          </table:table-cell>
          <table:table-cell office:value-type="string" calcext:value-type="string">
            <text:p>Low Temp</text:p>
          </table:table-cell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office:value-type="string" calcext:value-type="string">
            <text:p>Jan</text:p>
          </table:table-cell>
          <table:table-cell office:value-type="float" office:value="18.9" calcext:value-type="float">
            <text:p>18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24.4" calcext:value-type="float">
            <text:p>24,4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3.9" calcext:value-type="float">
            <text:p>23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.6" calcext:value-type="float">
            <text:p>25,6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2.2" calcext:value-type="float">
            <text:p>32,2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1.7" calcext:value-type="float">
            <text:p>31,7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6.1" calcext:value-type="float">
            <text:p>26,1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37.2" calcext:value-type="float">
            <text:p>37,2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38.9" calcext:value-type="float">
            <text:p>38,9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4.4" calcext:value-type="float">
            <text:p>34,4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6.7" calcext:value-type="float">
            <text:p>26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2.8" calcext:value-type="float">
            <text:p>22,8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High Temp</text:p>
          </table:table-cell>
          <table:table-cell office:value-type="string" calcext:value-type="string">
            <text:p>Low Temp</text:p>
          </table:table-cell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office:value-type="string" calcext:value-type="string">
            <text:p>Jan</text:p>
          </table:table-cell>
          <table:table-cell office:value-type="float" office:value="17.8" calcext:value-type="float">
            <text:p>17,8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18.9" calcext:value-type="float">
            <text:p>18,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25.6" calcext:value-type="float">
            <text:p>25,6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30.6" calcext:value-type="float">
            <text:p>3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36.1" calcext:value-type="float">
            <text:p>36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9.4" calcext:value-type="float">
            <text:p>29,4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string" calcext:value-type="string">
            <text:p>36,7 (nachts?)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32.8" calcext:value-type="float">
            <text:p>32,8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20.6" calcext:value-type="float">
            <text:p>20,6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18.9" calcext:value-type="float">
            <text:p>18,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8T20:50:43.796000000</meta:creation-date>
    <dc:date>2022-06-28T22:49:35.876000000</dc:date>
    <meta:editing-duration>PT1H28M11S</meta:editing-duration>
    <meta:editing-cycles>1</meta:editing-cycles>
    <meta:document-statistic meta:table-count="1" meta:cell-count="82" meta:object-count="0"/>
    <meta:generator>LibreOffice/6.4.2.2$Windows_X86_64 LibreOffice_project/4e471d8c02c9c90f512f7f9ead8875b57fcb1ec3</meta:generator>
  </office:meta>
</office:document-meta>
</file>